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MvcConfigurationIntegrationTests.requestMappingHandlerAdapterUsesMvc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andlerConfiguration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IntegrationTests.requestMappingHandlerAdapterWithPrimaryUsesQualifiedContentNegoti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WebMvcConfigurationIntegrationTests.resourceHandlerMappingUsesMvc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ControllerConfiguration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IntegrationTests.requestMappingHandlerMappingUsesMvc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MvcConfigurationIntegrationTests.viewControllerHandlerMappingUsesMvc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ControllerConfiguration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IntegrationTests.requestMappingHandlerAdapterWithPrimaryUsesQualifie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MvcConfigurationIntegrationTests.viewControllerHandlerMappingWithPrimaryUsesQualified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WebMvcConfigurationIntegrationTests.registerPrimaryBean( String bean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IntegrationTests.requestMappingHandlerAdapterWithPrimaryUsesQualified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MvcConfigurationIntegrationTests.requestMappingHandlerMappingWithPrimaryUsesQualifiedContentNegoti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MvcConfigurationIntegrationTests.load( Consumer &lt; GenericWebApplicationContext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WebMvcConfigurationIntegrationTests.resourceHandlerMappingWithPrimaryUsesQualified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andlerConfiguration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Integration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MvcConfigurationIntegrationTests.viewControllerHandlerMappingWithPrimaryUsesQualified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WebMvcConfigurationIntegrationTests.resourceHandlerMappingWithPrimaryUsesQualified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